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rains</text:p>
          </table:table-cell>
          <table:table-cell office:value-type="string" calcext:value-type="string">
            <text:p>Iteration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1,0,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formula="of:=MIN([.D4:.H4])"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real0m0.015s</text:p>
            <text:p>user0m0.021s</text:p>
            <text:p>sys0m0.005s</text:p>
            <text:p/>
          </table:table-cell>
          <table:table-cell office:value-type="string" calcext:value-type="string">
            <text:p>real0m0.015s</text:p>
            <text:p>user0m0.018s</text:p>
            <text:p>sys0m0.007s</text:p>
          </table:table-cell>
          <table:table-cell office:value-type="string" calcext:value-type="string">
            <text:p>real0m0.017s</text:p>
            <text:p>user0m0.012s</text:p>
            <text:p>sys0m0.016s</text:p>
            <text:p/>
          </table:table-cell>
          <table:table-cell office:value-type="string" calcext:value-type="string">
            <text:p>real0m0.016s</text:p>
            <text:p>user0m0.016s</text:p>
            <text:p>sys0m0.011s</text:p>
            <text:p/>
          </table:table-cell>
          <table:table-cell office:value-type="string" calcext:value-type="string">
            <text:p>real0m0.015s</text:p>
            <text:p>user0m0.015s</text:p>
            <text:p>sys0m0.011s</text:p>
            <text:p/>
          </table:table-cell>
          <table:table-cell/>
        </table:table-row>
        <table:table-row table:style-name="ro2">
          <table:table-cell/>
          <table:table-cell office:value-type="string" calcext:value-type="string">
            <text:p>1,1,0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MIN([.D5:.H5])"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real0m0.016s</text:p>
            <text:p>user0m0.029s</text:p>
            <text:p>sys0m0.007s</text:p>
          </table:table-cell>
          <table:table-cell office:value-type="string" calcext:value-type="string">
            <text:p>real0m0.017s</text:p>
            <text:p>user0m0.029s</text:p>
            <text:p>sys0m0.012s</text:p>
            <text:p/>
          </table:table-cell>
          <table:table-cell office:value-type="string" calcext:value-type="string">
            <text:p>real0m0.016s</text:p>
            <text:p>user0m0.027s</text:p>
            <text:p>sys0m0.011s</text:p>
            <text:p/>
          </table:table-cell>
          <table:table-cell office:value-type="string" calcext:value-type="string">
            <text:p>real0m0.016s</text:p>
            <text:p>user0m0.027s</text:p>
            <text:p>sys0m0.011s</text:p>
          </table:table-cell>
          <table:table-cell office:value-type="string" calcext:value-type="string">
            <text:p>real0m0.017s</text:p>
            <text:p>user0m0.032s</text:p>
            <text:p>sys0m0.008s</text:p>
            <text:p/>
          </table:table-cell>
          <table:table-cell/>
        </table:table-row>
        <table:table-row table:style-name="ro3">
          <table:table-cell/>
          <table:table-cell office:value-type="string" calcext:value-type="string">
            <text:p>1,1,1</text:p>
          </table:table-cell>
          <table:table-cell office:value-type="float" office:value="3" calcext:value-type="float">
            <text:p>3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formula="of:=MIN([.D6:.H6])"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real0m0.017s</text:p>
            <text:p>user0m0.042s</text:p>
            <text:p>sys0m0.013s</text:p>
            <text:p/>
          </table:table-cell>
          <table:table-cell office:value-type="string" calcext:value-type="string">
            <text:p>real0m0.019s</text:p>
            <text:p>user0m0.054s</text:p>
            <text:p>sys0m0.004s</text:p>
            <text:p/>
          </table:table-cell>
          <table:table-cell office:value-type="string" calcext:value-type="string">
            <text:p>real0m0.019s</text:p>
            <text:p>user0m0.050s</text:p>
            <text:p>sys0m0.009s</text:p>
            <text:p/>
          </table:table-cell>
          <table:table-cell office:value-type="string" calcext:value-type="string">
            <text:p>real0m0.019s</text:p>
            <text:p>user0m0.060s</text:p>
            <text:p>sys0m0.000s</text:p>
            <text:p/>
          </table:table-cell>
          <table:table-cell office:value-type="string" calcext:value-type="string">
            <text:p>real0m0.018s</text:p>
            <text:p>user0m0.045s</text:p>
            <text:p>sys0m0.013s</text:p>
            <text:p/>
          </table:table-cell>
          <table:table-cell/>
        </table:table-row>
        <table:table-row table:style-name="ro3">
          <table:table-cell/>
          <table:table-cell office:value-type="string" calcext:value-type="string">
            <text:p>2,2,2</text:p>
          </table:table-cell>
          <table:table-cell office:value-type="float" office:value="6" calcext:value-type="float">
            <text:p>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table:formula="of:=MIN([.D7:.H7])"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real0m0.023s</text:p>
            <text:p>user0m0.116s</text:p>
            <text:p>sys0m0.014s</text:p>
            <text:p/>
          </table:table-cell>
          <table:table-cell office:value-type="string" calcext:value-type="string">
            <text:p>real0m0.026s</text:p>
            <text:p>user0m0.133s</text:p>
            <text:p>sys0m0.017s</text:p>
            <text:p/>
          </table:table-cell>
          <table:table-cell office:value-type="string" calcext:value-type="string">
            <text:p>real0m0.023s</text:p>
            <text:p>user0m0.116s</text:p>
            <text:p>sys0m0.014s</text:p>
            <text:p/>
          </table:table-cell>
          <table:table-cell office:value-type="string" calcext:value-type="string">
            <text:p>real0m0.024s</text:p>
            <text:p>user0m0.129s</text:p>
            <text:p>sys0m0.005s</text:p>
            <text:p/>
          </table:table-cell>
          <table:table-cell office:value-type="string" calcext:value-type="string">
            <text:p>real0m0.024s</text:p>
            <text:p>user0m0.131s</text:p>
            <text:p>sys0m0.005s</text:p>
            <text:p/>
          </table:table-cell>
          <table:table-cell/>
        </table:table-row>
        <table:table-row table:style-name="ro3">
          <table:table-cell/>
          <table:table-cell office:value-type="string" calcext:value-type="string">
            <text:p>3,3,4</text:p>
          </table:table-cell>
          <table:table-cell office:value-type="float" office:value="10" calcext:value-type="float">
            <text:p>1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" calcext:value-type="float">
            <text:p>0.042</text:p>
          </table:table-cell>
          <table:table-cell table:formula="of:=MIN([.D8:.H8])"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real0m0.042s</text:p>
            <text:p>user0m0.391s</text:p>
            <text:p>sys0m0.008s</text:p>
            <text:p/>
          </table:table-cell>
          <table:table-cell office:value-type="string" calcext:value-type="string">
            <text:p>real0m0.044s</text:p>
            <text:p>user0m0.409s</text:p>
            <text:p>sys0m0.012s</text:p>
            <text:p/>
          </table:table-cell>
          <table:table-cell office:value-type="string" calcext:value-type="string">
            <text:p>real0m0.046s</text:p>
            <text:p>user0m0.428s</text:p>
            <text:p>sys0m0.009s</text:p>
            <text:p/>
          </table:table-cell>
          <table:table-cell office:value-type="string" calcext:value-type="string">
            <text:p>real0m0.045s</text:p>
            <text:p>user0m0.428s</text:p>
            <text:p>sys0m0.005s</text:p>
            <text:p/>
          </table:table-cell>
          <table:table-cell office:value-type="string" calcext:value-type="string">
            <text:p>real0m0.043s</text:p>
            <text:p>user0m0.400s</text:p>
            <text:p>sys0m0.012s</text:p>
            <text:p/>
          </table:table-cell>
          <table:table-cell/>
        </table:table-row>
        <table:table-row table:style-name="ro2">
          <table:table-cell/>
          <table:table-cell office:value-type="string" calcext:value-type="string">
            <text:p>5,5,5</text:p>
          </table:table-cell>
          <table:table-cell office:value-type="float" office:value="15" calcext:value-type="float">
            <text:p>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table:formula="of:=MIN([.D9:.H9])" office:value-type="float" office:value="0.053" calcext:value-type="float">
            <text:p>0.053</text:p>
          </table:table-cell>
          <table:table-cell table:number-columns-repeated="2"/>
          <table:table-cell office:value-type="string" calcext:value-type="string">
            <text:p>real0m0.053s</text:p>
            <text:p>user0m0.751s</text:p>
            <text:p>sys0m0.000s</text:p>
            <text:p/>
          </table:table-cell>
          <table:table-cell office:value-type="string" calcext:value-type="string">
            <text:p>real0m0.054s</text:p>
            <text:p>user0m0.754s</text:p>
            <text:p>sys0m0.008s</text:p>
          </table:table-cell>
          <table:table-cell office:value-type="string" calcext:value-type="string">
            <text:p>real0m0.055s</text:p>
            <text:p>user0m0.779s</text:p>
            <text:p>sys0m0.008s</text:p>
            <text:p/>
          </table:table-cell>
          <table:table-cell office:value-type="string" calcext:value-type="string">
            <text:p>real0m0.056s</text:p>
            <text:p>user0m0.779s</text:p>
            <text:p>sys0m0.012s</text:p>
            <text:p/>
          </table:table-cell>
          <table:table-cell office:value-type="string" calcext:value-type="string">
            <text:p>real0m0.058s</text:p>
            <text:p>user0m0.820s</text:p>
            <text:p>sys0m0.004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7,7,6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table:formula="of:=MIN([.D10:.H10])" office:value-type="float" office:value="0.173" calcext:value-type="float">
            <text:p>0.173</text:p>
          </table:table-cell>
          <table:table-cell table:number-columns-repeated="2"/>
          <table:table-cell office:value-type="string" calcext:value-type="string">
            <text:p>real0m0.175s</text:p>
            <text:p>user0m0.864s</text:p>
            <text:p>sys0m0.370s</text:p>
            <text:p/>
          </table:table-cell>
          <table:table-cell office:value-type="string" calcext:value-type="string">
            <text:p>real0m0.173s</text:p>
            <text:p>user0m0.841s</text:p>
            <text:p>sys0m0.384s</text:p>
            <text:p/>
          </table:table-cell>
          <table:table-cell office:value-type="string" calcext:value-type="string">
            <text:p>real0m0.174s</text:p>
            <text:p>user0m0.904s</text:p>
            <text:p>sys0m0.326s</text:p>
          </table:table-cell>
          <table:table-cell office:value-type="string" calcext:value-type="string">
            <text:p>real0m0.175s</text:p>
            <text:p>user0m0.883s</text:p>
            <text:p>sys0m0.347s</text:p>
          </table:table-cell>
          <table:table-cell office:value-type="string" calcext:value-type="string">
            <text:p>real0m0.177s</text:p>
            <text:p>user0m0.842s</text:p>
            <text:p>sys0m0.390s</text:p>
            <text:p/>
          </table:table-cell>
          <table:table-cell/>
        </table:table-row>
        <table:table-row table:style-name="ro3">
          <table:table-cell/>
          <table:table-cell office:value-type="string" calcext:value-type="string">
            <text:p>8,8,9</text:p>
          </table:table-cell>
          <table:table-cell office:value-type="float" office:value="25" calcext:value-type="float">
            <text:p>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table:formula="of:=MIN([.D11:.H11])"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real0m0.222s</text:p>
            <text:p>user0m1.130s</text:p>
            <text:p>sys0m0.463s</text:p>
            <text:p/>
          </table:table-cell>
          <table:table-cell office:value-type="string" calcext:value-type="string">
            <text:p>real0m0.220s</text:p>
            <text:p>user0m1.156s</text:p>
            <text:p>sys0m0.448s</text:p>
            <text:p/>
          </table:table-cell>
          <table:table-cell office:value-type="string" calcext:value-type="string">
            <text:p>real0m0.221s</text:p>
            <text:p>user0m1.180s</text:p>
            <text:p>sys0m0.412s</text:p>
            <text:p/>
          </table:table-cell>
          <table:table-cell office:value-type="string" calcext:value-type="string">
            <text:p>real0m0.222s</text:p>
            <text:p>user0m1.133s</text:p>
            <text:p>sys0m0.459s</text:p>
            <text:p/>
          </table:table-cell>
          <table:table-cell office:value-type="string" calcext:value-type="string">
            <text:p>real0m0.223s</text:p>
            <text:p>user0m1.076s</text:p>
            <text:p>sys0m0.521s</text:p>
            <text:p/>
          </table:table-cell>
          <table:table-cell/>
        </table:table-row>
        <table:table-row table:style-name="ro3">
          <table:table-cell/>
          <table:table-cell office:value-type="string" calcext:value-type="string">
            <text:p>10,10,10</text:p>
          </table:table-cell>
          <table:table-cell office:value-type="float" office:value="30" calcext:value-type="float">
            <text:p>30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5" calcext:value-type="float">
            <text:p>0.265</text:p>
          </table:table-cell>
          <table:table-cell table:formula="of:=MIN([.D12:.H12])" office:value-type="float" office:value="0.259" calcext:value-type="float">
            <text:p>0.259</text:p>
          </table:table-cell>
          <table:table-cell table:number-columns-repeated="2"/>
          <table:table-cell office:value-type="string" calcext:value-type="string">
            <text:p>real0m0.259s</text:p>
            <text:p>user0m1.312s</text:p>
            <text:p>sys0m0.650s</text:p>
            <text:p/>
          </table:table-cell>
          <table:table-cell office:value-type="string" calcext:value-type="string">
            <text:p>real0m0.266s</text:p>
            <text:p>user0m1.379s</text:p>
            <text:p>sys0m0.583s</text:p>
            <text:p/>
          </table:table-cell>
          <table:table-cell office:value-type="string" calcext:value-type="string">
            <text:p>real0m0.269s</text:p>
            <text:p>user0m1.348s</text:p>
            <text:p>sys0m0.616s</text:p>
            <text:p/>
          </table:table-cell>
          <table:table-cell office:value-type="string" calcext:value-type="string">
            <text:p>real0m0.268s</text:p>
            <text:p>user0m1.398s</text:p>
            <text:p>sys0m0.567s</text:p>
            <text:p/>
          </table:table-cell>
          <table:table-cell office:value-type="string" calcext:value-type="string">
            <text:p>real0m0.265s</text:p>
            <text:p>user0m1.354s</text:p>
            <text:p>sys0m0.611s</text:p>
            <text:p/>
          </table:table-cell>
          <table:table-cell/>
        </table:table-row>
        <table:table-row table:style-name="ro3">
          <table:table-cell/>
          <table:table-cell office:value-type="string" calcext:value-type="string">
            <text:p>12,12,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313" calcext:value-type="float">
            <text:p>0.313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316" calcext:value-type="float">
            <text:p>0.316</text:p>
          </table:table-cell>
          <table:table-cell table:formula="of:=MIN([.D13:.H13])" office:value-type="float" office:value="0.313" calcext:value-type="float">
            <text:p>0.313</text:p>
          </table:table-cell>
          <table:table-cell table:number-columns-repeated="2"/>
          <table:table-cell office:value-type="string" calcext:value-type="string">
            <text:p>real0m0.313s</text:p>
            <text:p>user0m1.493s</text:p>
            <text:p>sys0m0.777s</text:p>
            <text:p/>
          </table:table-cell>
          <table:table-cell office:value-type="string" calcext:value-type="string">
            <text:p>real0m0.313s</text:p>
            <text:p>user0m1.639s</text:p>
            <text:p>sys0m0.626s</text:p>
          </table:table-cell>
          <table:table-cell office:value-type="string" calcext:value-type="string">
            <text:p>real0m0.315s</text:p>
            <text:p>user0m1.559s</text:p>
            <text:p>sys0m0.711s</text:p>
            <text:p/>
          </table:table-cell>
          <table:table-cell office:value-type="string" calcext:value-type="string">
            <text:p>real0m0.315s</text:p>
            <text:p>user0m1.589s</text:p>
            <text:p>sys0m0.675s</text:p>
            <text:p/>
          </table:table-cell>
          <table:table-cell office:value-type="string" calcext:value-type="string">
            <text:p>real0m0.316s</text:p>
            <text:p>user0m1.587s</text:p>
            <text:p>sys0m0.683s</text:p>
            <text:p/>
          </table:table-cell>
          <table:table-cell/>
        </table:table-row>
        <table:table-row table:style-name="ro3">
          <table:table-cell/>
          <table:table-cell office:value-type="string" calcext:value-type="string">
            <text:p>14,14,12</text:p>
          </table:table-cell>
          <table:table-cell office:value-type="float" office:value="40" calcext:value-type="float">
            <text:p>40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" calcext:value-type="float">
            <text:p>0.34</text:p>
          </table:table-cell>
          <table:table-cell table:formula="of:=MIN([.D14:.H14])" office:value-type="float" office:value="0.335" calcext:value-type="float">
            <text:p>0.335</text:p>
          </table:table-cell>
          <table:table-cell table:number-columns-repeated="2"/>
          <table:table-cell office:value-type="string" calcext:value-type="string">
            <text:p>real0m0.335s</text:p>
            <text:p>user0m1.824s</text:p>
            <text:p>sys0m0.772s</text:p>
            <text:p/>
          </table:table-cell>
          <table:table-cell office:value-type="string" calcext:value-type="string">
            <text:p>real0m0.347s</text:p>
            <text:p>user0m1.830s</text:p>
            <text:p>sys0m0.786s</text:p>
            <text:p/>
          </table:table-cell>
          <table:table-cell office:value-type="string" calcext:value-type="string">
            <text:p>real0m0.341s</text:p>
            <text:p>user0m1.819s</text:p>
            <text:p>sys0m0.784s</text:p>
            <text:p/>
          </table:table-cell>
          <table:table-cell office:value-type="string" calcext:value-type="string">
            <text:p>real0m0.343s</text:p>
            <text:p>user0m1.691s</text:p>
            <text:p>sys0m0.922s</text:p>
            <text:p/>
          </table:table-cell>
          <table:table-cell office:value-type="string" calcext:value-type="string">
            <text:p>real0m0.340s</text:p>
            <text:p>user0m1.791s</text:p>
            <text:p>sys0m0.808s</text:p>
            <text:p/>
          </table:table-cell>
          <table:table-cell/>
        </table:table-row>
        <table:table-row table:style-name="ro2">
          <table:table-cell/>
          <table:table-cell office:value-type="string" calcext:value-type="string">
            <text:p>16,16,18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" calcext:value-type="float">
            <text:p>0.4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" calcext:value-type="float">
            <text:p>0.45</text:p>
          </table:table-cell>
          <table:table-cell table:formula="of:=MIN([.D15:.H15])"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real0m0.450s</text:p>
            <text:p>user0m2.286s</text:p>
            <text:p>sys0m1.027s</text:p>
            <text:p/>
          </table:table-cell>
          <table:table-cell office:value-type="string" calcext:value-type="string">
            <text:p>real0m0.455s</text:p>
            <text:p>user0m2.247s</text:p>
            <text:p>sys0m1.043s</text:p>
            <text:p/>
          </table:table-cell>
          <table:table-cell office:value-type="string" calcext:value-type="string">
            <text:p>real0m0.450s</text:p>
            <text:p>user0m2.321s</text:p>
            <text:p>sys0m0.976s</text:p>
            <text:p/>
          </table:table-cell>
          <table:table-cell office:value-type="string" calcext:value-type="string">
            <text:p>real0m0.451s</text:p>
            <text:p>user0m2.316s</text:p>
            <text:p>sys0m0.979s</text:p>
            <text:p/>
          </table:table-cell>
          <table:table-cell office:value-type="string" calcext:value-type="string">
            <text:p>real0m0.450s</text:p>
            <text:p>user0m2.281s</text:p>
            <text:p>sys0m1.022s</text:p>
            <text:p/>
          </table:table-cell>
          <table:table-cell/>
        </table:table-row>
        <table:table-row table:style-name="ro2">
          <table:table-cell/>
          <table:table-cell office:value-type="string" calcext:value-type="string">
            <text:p>20,20,24</text:p>
          </table:table-cell>
          <table:table-cell office:value-type="float" office:value="64" calcext:value-type="float">
            <text:p>64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.599" calcext:value-type="float">
            <text:p>0.599</text:p>
          </table:table-cell>
          <table:table-cell table:formula="of:=MIN([.D16:.H16])" office:value-type="float" office:value="0.593" calcext:value-type="float">
            <text:p>0.593</text:p>
          </table:table-cell>
          <table:table-cell table:number-columns-repeated="2"/>
          <table:table-cell office:value-type="string" calcext:value-type="string">
            <text:p>real0m0.593s</text:p>
            <text:p>user0m2.984s</text:p>
            <text:p>sys0m1.286s</text:p>
          </table:table-cell>
          <table:table-cell office:value-type="string" calcext:value-type="string">
            <text:p>real0m0.599s</text:p>
            <text:p>user0m3.093s</text:p>
            <text:p>sys0m1.200s</text:p>
            <text:p/>
          </table:table-cell>
          <table:table-cell office:value-type="string" calcext:value-type="string">
            <text:p>real0m0.603s</text:p>
            <text:p>user0m3.004s</text:p>
            <text:p>sys0m1.307s</text:p>
            <text:p/>
          </table:table-cell>
          <table:table-cell office:value-type="string" calcext:value-type="string">
            <text:p>real0m0.599s</text:p>
            <text:p>user0m2.855s</text:p>
            <text:p>sys0m1.432s</text:p>
            <text:p/>
          </table:table-cell>
          <table:table-cell office:value-type="string" calcext:value-type="string">
            <text:p>real0m0.599s</text:p>
            <text:p>user0m2.964s</text:p>
            <text:p>sys0m1.310s</text:p>
          </table:table-cell>
          <table:table-cell/>
        </table:table-row>
        <table:table-row table:style-name="ro1">
          <table:table-cell table:number-columns-repeated="8"/>
          <table:table-cell table:formula="of:=MIN([.D17:.H1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18:.H1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19:.H1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0:.H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1:.H2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2:.H2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3:.H2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4:.H2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5:.H2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6:.H2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7:.H2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8:.H2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29:.H2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0:.H3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1:.H3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2:.H3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3:.H3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4:.H3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5:.H3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6:.H3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7:.H3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8:.H3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MIN([.D39:.H39]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12:18.745955852</meta:creation-date>
    <dc:date>2018-09-30T17:10:47.353646206</dc:date>
    <meta:editing-duration>PT3M38S</meta:editing-duration>
    <meta:editing-cycles>1</meta:editing-cycles>
    <meta:document-statistic meta:table-count="1" meta:cell-count="199" meta:object-count="0"/>
    <meta:generator>LibreOffice/5.1.6.2$Linux_X86_64 LibreOffice_project/10m0$Build-2</meta:generator>
  </office:meta>
</office:document-meta>
</file>